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on-Drug Item Classification CodeCode</text:p>
          </table:table-cell>
          <table:table-cell office:value-type="string" table:style-name="ce2">
            <text:p>Non-Drug Item Classification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Surgical Suppli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Consumabl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Disposabl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Durab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Semi-durab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Others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40:44Z</meta:creation-date>
    <dc:date>2020-04-29T12:09:42Z</dc:date>
    <meta:user-defined meta:name="WorkbookGuid">efa2ce8d-8350-4450-b633-febeab62865b</meta:user-defined>
    <meta:user-defined meta:name="ConnectionInfosStorage">WorkbookXmlParts</meta:user-defined>
  </office:meta>
</office:document-meta>
</file>